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54e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Gilbert King’ori</text:span><text:line-break/>Frontend Developer</text:p>
      <text:p text:style-name="Text_20_body"><text:span text:style-name="Strong_20_Emphasis">Contact:</text:span><text:line-break/>📧 Email: gilbertkingori<text:span text:style-name="T1">48</text:span>@gmail.com<text:line-break/>📞 Phone: +254 7<text:span text:style-name="T1">58897510</text:span></text:p>
      <text:p text:style-name="Text_20_body"><text:span text:style-name="Strong_20_Emphasis">Skills:</text:span><text:line-break/>HTML, CSS, JavaScript, Tailwind CSS, Git, Responsive Design</text:p>
      <text:p text:style-name="Text_20_body"><text:span text:style-name="Strong_20_Emphasis">Projects:</text:span><text:line-break/>• Funbase Ideas + Math Game – <text:a xlink:type="simple" xlink:href="https://mr-ricky.vercel.app/" office:target-frame-name="_new" xlink:show="replace" text:style-name="Internet_20_link" text:visited-style-name="Visited_20_Internet_20_Link">https://mr-ricky.vercel.app</text:a><text:line-break/>• Portfolio Website – https://mr-ricky.vercel.app/portfolio</text:p>
      <text:p text:style-name="Text_20_body"><text:span text:style-name="Strong_20_Emphasis">Education:</text:span><text:line-break/>Self-Taught Developer (2023–Present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23:35:28.815712532</meta:creation-date>
    <dc:date>2025-07-04T23:36:44.813884467</dc:date>
    <meta:editing-duration>PT1M16S</meta:editing-duration>
    <meta:editing-cycles>1</meta:editing-cycles>
    <meta:document-statistic meta:table-count="0" meta:image-count="0" meta:object-count="0" meta:page-count="1" meta:paragraph-count="5" meta:word-count="38" meta:character-count="344" meta:non-whitespace-character-count="310"/>
    <meta:generator>LibreOffice/7.3.7.2$Linux_X86_64 LibreOffice_project/30$Build-2</meta:generator>
  </office:meta>
</office:document-meta>
</file>